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Courier" svg:font-family="Courier, 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4931in" fo:margin-left="-0.0785in" fo:margin-top="0in" fo:margin-bottom="0in" table:align="left" style:writing-mode="lr-tb"/>
    </style:style>
    <style:style style:name="Table1.A" style:family="table-column">
      <style:table-column-properties style:column-width="6.493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2" style:family="table">
      <style:table-properties style:width="6.4931in" fo:margin-left="-0.0785in" fo:margin-top="0in" fo:margin-bottom="0in" table:align="left" style:writing-mode="lr-tb"/>
    </style:style>
    <style:style style:name="Table2.A" style:family="table-column">
      <style:table-column-properties style:column-width="6.493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a"/>
    </style:style>
    <style:style style:name="Table3" style:family="table">
      <style:table-properties style:width="6.4931in" fo:margin-left="-0.0785in" fo:margin-top="0in" fo:margin-bottom="0in" table:align="left" style:writing-mode="lr-tb"/>
    </style:style>
    <style:style style:name="Table3.A" style:family="table-column">
      <style:table-column-properties style:column-width="6.4931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="0.5pt solid #00000a"/>
    </style:style>
    <style:style style:name="Table4" style:family="table">
      <style:table-properties style:width="6.4931in" fo:margin-left="-0.0785in" fo:margin-top="0in" fo:margin-bottom="0in" table:align="left" style:writing-mode="lr-tb"/>
    </style:style>
    <style:style style:name="Table4.A" style:family="table-column">
      <style:table-column-properties style:column-width="6.4931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a"/>
    </style:style>
    <style:style style:name="Table5" style:family="table">
      <style:table-properties style:width="6.4931in" fo:margin-left="-0.0785in" fo:margin-top="0in" fo:margin-bottom="0in" table:align="left" style:writing-mode="lr-tb"/>
    </style:style>
    <style:style style:name="Table5.A" style:family="table-column">
      <style:table-column-properties style:column-width="3.2465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paragraph-properties fo:line-height="100%"/>
      <style:text-properties fo:font-weight="bold" style:font-weight-asian="bold"/>
    </style:style>
    <style:style style:name="P4" style:family="paragraph" style:parent-style-name="Standard">
      <style:paragraph-properties fo:line-height="100%" fo:text-align="center" style:justify-single-word="false"/>
      <style:text-properties fo:font-weight="bold" style:font-weight-asian="bold"/>
    </style:style>
    <style:style style:name="P5" style:family="paragraph" style:parent-style-name="Standard">
      <style:text-properties officeooo:rsid="0013ad39" officeooo:paragraph-rsid="0013ad39"/>
    </style:style>
    <style:style style:name="P6" style:family="paragraph" style:parent-style-name="Standard">
      <style:paragraph-properties fo:margin-left="0in" fo:margin-right="0in" fo:text-indent="0.5in" style:auto-text-indent="false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indent="0.5in" style:auto-text-indent="false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indent="0.5in" style:auto-text-indent="false"/>
      <style:text-properties fo:color="#222222" style:font-name="Arial" fo:font-size="10pt" style:font-name-asian="Times New Roman" style:font-size-asian="10pt" style:font-name-complex="Arial1" style:font-size-complex="10pt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indent="0.5in" style:auto-text-indent="false"/>
      <style:text-properties officeooo:rsid="0012c284" officeooo:paragraph-rsid="0012c284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indent="0.5in" style:auto-text-indent="false"/>
      <style:text-properties officeooo:rsid="0012c284" officeooo:paragraph-rsid="00137c7e"/>
    </style:style>
    <style:style style:name="P11" style:family="paragraph" style:parent-style-name="Standard">
      <style:paragraph-properties fo:margin-top="0in" fo:margin-bottom="0in" loext:contextual-spacing="false" fo:line-height="100%"/>
    </style:style>
    <style:style style:name="P12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officeooo:rsid="001485d4" officeooo:paragraph-rsid="001485d4"/>
    </style:style>
    <style:style style:name="P14" style:family="paragraph" style:parent-style-name="Preformatted_20_Text">
      <style:paragraph-properties fo:margin-top="0in" fo:margin-bottom="0in" loext:contextual-spacing="false" fo:line-height="100%"/>
    </style:style>
    <style:style style:name="P15" style:family="paragraph" style:parent-style-name="Standard" style:master-page-name="Standard">
      <style:paragraph-properties fo:margin-top="0.2083in" fo:margin-bottom="0.2083in" loext:contextual-spacing="false" fo:line-height="100%" fo:text-align="center" style:justify-single-word="false" style:page-number="auto"/>
      <style:text-properties fo:color="#222222" style:font-name="Arial" fo:font-size="13.5pt" fo:font-weight="bold" style:font-name-asian="Times New Roman" style:font-size-asian="13.5pt" style:font-weight-asian="bold" style:font-name-complex="Arial1" style:font-size-complex="13.5pt"/>
    </style:style>
    <style:style style:name="P16" style:family="paragraph" style:parent-style-name="Standard">
      <style:paragraph-properties fo:margin-top="0.2083in" fo:margin-bottom="0.2083in" loext:contextual-spacing="false" fo:line-height="100%" fo:text-align="center" style:justify-single-word="false"/>
      <style:text-properties fo:color="#222222" style:font-name="Arial" fo:font-size="13.5pt" fo:font-weight="bold" style:font-name-asian="Times New Roman" style:font-size-asian="13.5pt" style:font-weight-asian="bold" style:font-name-complex="Arial1" style:font-size-complex="13.5pt"/>
    </style:style>
    <style:style style:name="P17" style:family="paragraph" style:parent-style-name="Standard">
      <style:paragraph-properties fo:margin-top="0.2083in" fo:margin-bottom="0.2083in" loext:contextual-spacing="false" fo:line-height="100%"/>
      <style:text-properties fo:color="#222222" style:font-name="Arial" fo:font-size="10pt" style:font-name-asian="Times New Roman" style:font-size-asian="10pt" style:font-name-complex="Arial1" style:font-size-complex="10pt"/>
    </style:style>
    <style:style style:name="P18" style:family="paragraph" style:parent-style-name="Standard">
      <style:text-properties fo:color="#222222" style:font-name="Arial" fo:font-size="10pt" style:font-name-asian="Times New Roman" style:font-size-asian="10pt" style:font-name-complex="Arial1" style:font-size-complex="10pt"/>
    </style:style>
    <style:style style:name="P19" style:family="paragraph" style:parent-style-name="Standard">
      <style:paragraph-properties fo:line-height="100%"/>
      <style:text-properties fo:font-weight="bold" style:font-weight-asian="bold"/>
    </style:style>
    <style:style style:name="P20" style:family="paragraph" style:parent-style-name="Standard">
      <style:paragraph-properties fo:line-height="100%" fo:text-align="center" style:justify-single-word="false"/>
      <style:text-properties fo:font-weight="bold" style:font-weight-asian="bold"/>
    </style:style>
    <style:style style:name="P21" style:family="paragraph" style:parent-style-name="Standard">
      <style:paragraph-properties fo:line-height="100%" fo:text-align="center" style:justify-single-word="false"/>
      <style:text-properties fo:font-size="14pt" fo:font-weight="bold" style:font-size-asian="14pt" style:font-weight-asian="bold" style:font-size-complex="14pt"/>
    </style:style>
    <style:style style:name="P22" style:family="paragraph" style:parent-style-name="Standard">
      <style:paragraph-properties fo:line-height="100%"/>
      <style:text-properties fo:font-size="10pt" style:font-size-asian="10pt" style:font-size-complex="10pt"/>
    </style:style>
    <style:style style:name="P23" style:family="paragraph" style:parent-style-name="Standard" style:list-style-name="WWNum1">
      <style:paragraph-properties fo:margin-left="0in" fo:margin-right="0in" fo:margin-top="0.2083in" fo:margin-bottom="0.2083in" loext:contextual-spacing="false" fo:line-height="100%" fo:text-indent="-0.25in" style:auto-text-indent="false"/>
      <style:text-properties fo:color="#222222" style:font-name="Arial" fo:font-size="13.5pt" style:font-name-asian="Times New Roman" style:font-size-asian="13.5pt" style:font-name-complex="Arial1" style:font-size-complex="13.5pt"/>
    </style:style>
    <style:style style:name="P24" style:family="paragraph" style:parent-style-name="Standard">
      <style:paragraph-properties fo:margin-left="0in" fo:margin-right="0in" fo:margin-top="0.2083in" fo:margin-bottom="0.2083in" loext:contextual-spacing="false" fo:line-height="100%" fo:text-indent="0.5in" style:auto-text-indent="false"/>
      <style:text-properties fo:color="#222222" style:font-name="Arial" fo:font-size="10pt" style:font-name-asian="Times New Roman" style:font-size-asian="10pt" style:font-name-complex="Arial1" style:font-size-complex="10pt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00%" fo:text-indent="0.5in" style:auto-text-indent="false"/>
      <style:text-properties fo:color="#222222" style:font-name="Arial" fo:font-size="10pt" style:font-name-asian="Times New Roman" style:font-size-asian="10pt" style:font-name-complex="Arial1" style:font-size-complex="10pt"/>
    </style:style>
    <style:style style:name="T1" style:family="text">
      <style:text-properties fo:color="#222222" style:font-name="Arial" fo:font-size="10pt" style:font-name-asian="Times New Roman" style:font-size-asian="10pt" style:font-name-complex="Arial1" style:font-size-complex="10pt"/>
    </style:style>
    <style:style style:name="T2" style:family="text">
      <style:text-properties fo:color="#222222" style:font-name="Arial" fo:font-size="10pt" officeooo:rsid="0012c284" style:font-name-asian="Times New Roman" style:font-size-asian="10pt" style:font-name-complex="Arial1" style:font-size-complex="10pt"/>
    </style:style>
    <style:style style:name="T3" style:family="text">
      <style:text-properties fo:color="#222222" style:font-name="Arial" fo:font-size="10pt" officeooo:rsid="00137c7e" style:font-name-asian="Times New Roman" style:font-size-asian="10pt" style:font-name-complex="Arial1" style:font-size-complex="10pt"/>
    </style:style>
    <style:style style:name="T4" style:family="text">
      <style:text-properties fo:font-style="italic" style:font-style-asian="italic"/>
    </style:style>
    <style:style style:name="T5" style:family="text">
      <style:text-properties fo:font-weight="bold" style:font-weight-asian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8" style:family="text">
      <style:text-properties officeooo:rsid="0013ad39"/>
    </style:style>
    <style:style style:name="T9" style:family="text">
      <style:text-properties officeooo:rsid="00147f1f"/>
    </style:style>
    <style:style style:name="T10" style:family="text">
      <style:text-properties officeooo:rsid="001485d4"/>
    </style:style>
    <style:style style:name="T11" style:family="text">
      <style:text-properties fo:font-variant="normal" fo:text-transform="none" fo:color="#0077aa" style:font-name="Courier" fo:font-size="10.5pt" fo:letter-spacing="normal" fo:font-style="normal" fo:font-weight="normal" fo:background-color="transparent" loext:char-shading-value="0" fo:padding="0in" fo:border="none"/>
    </style:style>
    <style:style style:name="T12" style:family="text">
      <style:text-properties fo:font-variant="normal" fo:text-transform="none" fo:color="#0077aa" style:font-name="Courier" fo:font-size="10.5pt" fo:letter-spacing="normal" fo:font-style="normal" fo:font-weight="normal" officeooo:rsid="001485d4" fo:background-color="transparent" loext:char-shading-value="0" fo:padding="0in" fo:border="none"/>
    </style:style>
    <style:style style:name="T13" style:family="text">
      <style:text-properties fo:font-variant="normal" fo:text-transform="none" fo:color="#000000" style:font-name="Courier" fo:font-size="10.5pt" fo:letter-spacing="normal" fo:font-style="normal" fo:font-weight="normal" fo:background-color="transparent" loext:char-shading-value="0" fo:padding="0in" fo:border="none"/>
    </style:style>
    <style:style style:name="T14" style:family="text">
      <style:text-properties officeooo:rsid="00151c60"/>
    </style:style>
    <style:style style:name="T15" style:family="text">
      <style:text-properties officeooo:rsid="0016e3f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Objectives</text:p>
      <text:list xml:id="list5806561555009255586" text:style-name="WWNum1">
        <text:list-item>
          <text:p text:style-name="P23">How to use Python programming to communicate with the Sense HAT</text:p>
        </text:list-item>
        <text:list-item>
          <text:p text:style-name="P23">How to access and program the inputs and outputs of the Sense HAT</text:p>
        </text:list-item>
        <text:list-item>
          <text:p text:style-name="P23">How to use the Sense HAT library to display messages and images, control orientation, gather sensor data, and respond to movement. Hello World!</text:p>
        </text:list-item>
        <text:list-item>
          <text:p text:style-name="P23">How to use variables to store sensor data</text:p>
        </text:list-item>
        <text:list-item>
          <text:p text:style-name="P23">How to use loops to repeat some behaviours</text:p>
        </text:list-item>
      </text:list>
      <text:p text:style-name="P16">Activity:</text:p>
      <text:p text:style-name="P17">On Raspberry Pi:</text:p>
      <text:p text:style-name="P17">Open Python3 from the start menu. You will see the REPL (read-eval-print-loop) prompt to interact directly with Python. At prompt, type:</text:p>
      <text:p text:style-name="P24">echo(“hello world”)</text:p>
      <text:p text:style-name="P17">Now, open a new editor window to write a program. Enter this text in the editor (IDLE)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9">#!/usr/bin/env python3</text:p>
            <text:p text:style-name="P8">### This is my computer program!! ###</text:p>
            <text:p text:style-name="P7"><text:span text:style-name="T1">print(</text:span><text:span text:style-name="T2">'</text:span><text:span text:style-name="T1">hello world</text:span><text:span text:style-name="T2">'</text:span><text:span text:style-name="T1">)</text:span></text:p>
            <text:p text:style-name="P11"/>
          </table:table-cell>
        </table:table-row>
      </table:table>
      <text:p text:style-name="P6"/>
      <text:p text:style-name="P18">Save the program. Press F5 to run it!</text:p>
      <text:p text:style-name="P18">Now change the program to look like this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0">#!/usr/bin/env python3</text:p>
            <text:p text:style-name="P8">### This is my computer program!! ###</text:p>
            <text:p text:style-name="P8"/>
            <text:p text:style-name="P8">while(True):</text:p>
            <text:p text:style-name="P7"><text:span text:style-name="T1"><text:s text:c="9"/></text:span><text:span text:style-name="T3">print</text:span><text:span text:style-name="T1">(“hello world”)</text:span></text:p>
            <text:p text:style-name="P11"/>
          </table:table-cell>
        </table:table-row>
      </table:table>
      <text:p text:style-name="Standard"/>
      <text:p text:style-name="Standard">to stop any program in linux, press control + c </text:p>
      <text:p text:style-name="Standard"><text:soft-page-break/>We learned:</text:p>
      <text:p text:style-name="Standard">print – show a message on the screen. This is a command</text:p>
      <text:p text:style-name="Standard">( ) – data, variables, messages, go inside ( <text:s/>). <text:s/>This is an <text:span text:style-name="T4">argument.</text:span> A command takes an argument and does something with it. </text:p>
      <text:p text:style-name="Standard">while(True): -- this is a loop (an infinite loop). “while the argument (True) is true or the same, do this”. Because we didn’t change True to False, it never stops repeating. </text:p>
      <text:p text:style-name="Standard">Indentation – In python, the code inside a loop is indented. </text:p>
      <text:p text:style-name="P1">Let’s Use the Sense Hat</text:p>
      <text:p text:style-name="Standard">Create a new program.</text:p>
      <text:p text:style-name="Standard">In order for the raspberry pi to operate the sense hat, we need to tell it to load the commands we need to operate the sense hat. Those commands <text:span text:style-name="T8">come from</text:span> <text:span text:style-name="T4">libraries</text:span> if we load the library for a specific type of job or hardware, our program now has the commands needed to do it. It’s sort of like vocabulary…</text:p>
      <text:p text:style-name="P5">Portions of libraries, when loaded into a python program, are called modules. </text:p>
      <text:p text:style-name="P2">Load the Sense Hat <text:span text:style-name="T8">Library Module</text:span>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1">### <text:s text:c="2"/>load the <text:span text:style-name="T8">modules</text:span></text:p>
            <text:p text:style-name="P11"/>
            <text:p text:style-name="P11">from sense_hat import SenseHat</text:p>
            <text:p text:style-name="P11">sense = SenseHat()</text:p>
            <text:p text:style-name="P11"/>
            <text:p text:style-name="P11">### My program</text:p>
            <text:p text:style-name="P11"/>
            <text:p text:style-name="P11">sense.show_message("Hello World")</text:p>
            <text:p text:style-name="P11"/>
          </table:table-cell>
        </table:table-row>
      </table:table>
      <text:p text:style-name="P2"/>
      <text:p text:style-name="P2">Press F5 and run the program. </text:p>
      <text:p text:style-name="P2">sense.show_message <text:s text:c="2"/>works just like <text:span text:style-name="T5">print</text:span>, but it shows the message on the LEDs, not the screen.</text:p>
      <text:p text:style-name="P3">Now: make your own message, and make it repeat infinitely using a loop.</text:p>
      <text:p text:style-name="P4"/>
      <text:p text:style-name="P4">Colors, Designs, and other Fun:</text:p>
      <text:p text:style-name="P2">Try this program: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1">### <text:s text:c="2"/>load the <text:span text:style-name="T9">modules</text:span></text:p>
            <text:p text:style-name="P11">from sense_hat import SenseHat</text:p>
            <text:p text:style-name="P11">sense = SenseHat()</text:p>
            <text:p text:style-name="P11"/>
            <text:p text:style-name="P11">### Define variables and values</text:p>
            <text:p text:style-name="P11"><text:soft-page-break/></text:p>
            <text:p text:style-name="P11">yellow = (255, 255, 0)</text:p>
            <text:p text:style-name="P11">blue = (0, 0, 255)</text:p>
            <text:p text:style-name="P11">message = "Hello Color"</text:p>
            <text:p text:style-name="P11">speed = 0.05</text:p>
            <text:p text:style-name="P11"/>
            <text:p text:style-name="P11"># Main Program</text:p>
            <text:p text:style-name="P11"/>
            <text:p text:style-name="P11">sense.show_message(message, speed, text_colour=yellow, back_colour=blue)</text:p>
          </table:table-cell>
        </table:table-row>
      </table:table>
      <text:p text:style-name="P2"/>
      <text:p text:style-name="P2">We have 4 <text:span text:style-name="T4">variables</text:span>. They hold information which can be used later in the program. In this case, yellow=(255,255,0) is convenient; with this variable, any time I want to make something yellow, I simply use <text:span text:style-name="T4">yellow </text:span>instead of having to type (255,255,0) every time. </text:p>
      <text:p text:style-name="P2">By using variables, we can remember values (numbers, messages, etc). We can make our code more like English…</text:p>
      <text:p text:style-name="P3">Try changing some of the variables and see what it does. </text:p>
      <text:p text:style-name="P2">Color numbers can be between 0 and 255</text:p>
      <text:p text:style-name="P2">Speed is between 0 and 1</text:p>
      <text:p text:style-name="P2"/>
      <table:table table:name="Table5" table:style-name="Table5">
        <table:table-column table:style-name="Table5.A" table:number-columns-repeated="2"/>
        <table:table-row table:style-name="Table5.1">
          <table:table-cell table:style-name="Table5.A1" office:value-type="string">
            <text:p text:style-name="P12">Colors:</text:p>
            <text:p text:style-name="P11">red = (255, 0, 0)</text:p>
            <text:p text:style-name="P11">orange = (255, 127, 0)</text:p>
            <text:p text:style-name="P11">yellow = (255, 255, 0)</text:p>
            <text:p text:style-name="P11">green = (0, 255, 0)</text:p>
            <text:p text:style-name="P11">blue = (0, 0, 255)</text:p>
            <text:p text:style-name="P11">indigo = (75, 0, 130)</text:p>
            <text:p text:style-name="P11">violet = (159, 0, 255)</text:p>
            <text:p text:style-name="P11"><text:span text:style-name="T14">blk </text:span>= (0, 0, 0) <text:s/># <text:span text:style-name="T14">blk</text:span> stands for empty/black</text:p>
          </table:table-cell>
          <table:table-cell table:style-name="Table5.A1" office:value-type="string">
            <text:p text:style-name="P12">Commands to try</text:p>
            <text:p text:style-name="P12"/>
            <text:p text:style-name="P11">sense.show_letter("O", red)</text:p>
            <text:p text:style-name="P13">sleep(<text:span text:style-name="T15">1</text:span>)</text:p>
            <text:p text:style-name="P11"/>
            <text:p text:style-name="P11">sense.show_message(message, speed, text_colour=yellow, back_colour=blue)</text:p>
            <text:p text:style-name="P11"/>
            <text:p text:style-name="P11">sense.set_pixel(0, 2, orange)</text:p>
            <text:p text:style-name="P11"/>
            <text:p text:style-name="P11">sense.set_rotation(180)</text:p>
          </table:table-cell>
        </table:table-row>
        <table:table-row table:style-name="Table5.1">
          <table:table-cell table:style-name="Table5.A1" office:value-type="string">
            <text:p text:style-name="P12">Don’t forget the <text:span text:style-name="T10">modules</text:span></text:p>
            <text:p text:style-name="P11"/>
            <text:p text:style-name="P11">from sense_hat import SenseHat</text:p>
            <text:p text:style-name="P11">sense = SenseHat()</text:p>
            <text:p text:style-name="P11"/>
            <text:p text:style-name="P14"><text:span text:style-name="Source_20_Text"><text:span text:style-name="T12">f</text:span></text:span><text:span text:style-name="Source_20_Text"><text:span text:style-name="T11">rom</text:span></text:span><text:span text:style-name="Source_20_Text"><text:span text:style-name="T13"> time </text:span></text:span><text:span text:style-name="Source_20_Text"><text:span text:style-name="T11">import</text:span></text:span><text:span text:style-name="Source_20_Text"><text:span text:style-name="T13"> sleep</text:span></text:span></text:p>
            <text:p text:style-name="P11"/>
            <text:p text:style-name="P11"/>
            <text:p text:style-name="P11"/>
          </table:table-cell>
          <table:table-cell table:style-name="Table5.A1" office:value-type="string">
            <text:p text:style-name="P12">Loops</text:p>
            <text:p text:style-name="P12"/>
            <text:p text:style-name="P11">while(True):</text:p>
            <text:p text:style-name="P11"><text:s text:c="7"/># indented code here</text:p>
            <text:p text:style-name="P11"/>
            <text:p text:style-name="P11">for x in range(10):</text:p>
            <text:p text:style-name="P11"><text:s text:c="7"/>#code here will be looped 10 times</text:p>
            <text:p text:style-name="P11"/>
          </table:table-cell>
        </table:table-row>
      </table:table>
      <text:p text:style-name="P2"/>
      <text:p text:style-name="P21">Hacking</text:p>
      <text:p text:style-name="P22">Programmers, engineers, and makers often refer to writing code as “hacking code”. In this case, “hacking” means “hacking it together”, or “throwing it together”. </text:p>
      <text:p text:style-name="P22"><text:soft-page-break/>A great way to program is by hacking code that is already written – changing variables, arguments, loops, etc and just seeing what it does. </text:p>
      <text:p text:style-name="P2"><text:span text:style-name="T7">When hacking, change ONE THING at a time, and then run the program</text:span><text:span text:style-name="T6">. Sometimes the program won’t run with the change, and it’s easier to figure out a problem with only one change, rather than many changes. <text:s/></text:span></text:p>
      <text:p text:style-name="P3"/>
      <text:p text:style-name="P3">Hack the programs in the folder “Programs_01”. Get them to do more, better, cooler, faster, et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charset="x-symbol"/>
    <style:font-face style:name="Courier" svg:font-family="Courier, 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margin-top="0in" fo:margin-bottom="0.111in" loext:contextual-spacing="false" fo:line-height="107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Preformatted_20_Text" style:display-name="Preformatted Text" style:family="paragraph" style:parent-style-name="Standard" style:class="html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>
      <style:text-properties fo:font-size="10pt" style:font-size-asian="10pt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rin Parker</meta:initial-creator>
    <meta:editing-cycles>19</meta:editing-cycles>
    <meta:creation-date>2017-06-16T17:12:00</meta:creation-date>
    <dc:date>2017-06-21T09:47:37.065994949</dc:date>
    <meta:editing-duration>PT58M26S</meta:editing-duration>
    <meta:generator>LibreOffice/4.3.3.2$Linux_ARM_EABI LibreOffice_project/430m0$Build-2</meta:generator>
    <meta:document-statistic meta:table-count="5" meta:image-count="0" meta:object-count="0" meta:page-count="4" meta:paragraph-count="85" meta:word-count="706" meta:character-count="4124" meta:non-whitespace-character-count="346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